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c2b2" officeooo:paragraph-rsid="0010c2b2"/>
    </style:style>
    <style:style style:name="P2" style:family="paragraph" style:parent-style-name="Heading">
      <style:text-properties officeooo:rsid="0010c2b2" officeooo:paragraph-rsid="0010c2b2"/>
    </style:style>
    <style:style style:name="P3" style:family="paragraph" style:parent-style-name="Heading">
      <style:text-properties officeooo:rsid="00112ad1" officeooo:paragraph-rsid="00112ad1"/>
    </style:style>
    <style:style style:name="P4" style:family="paragraph" style:parent-style-name="Heading">
      <style:text-properties officeooo:rsid="0012ce5f" officeooo:paragraph-rsid="0012ce5f"/>
    </style:style>
    <style:style style:name="P5" style:family="paragraph" style:parent-style-name="Text_20_body">
      <style:text-properties officeooo:rsid="0010c2b2" officeooo:paragraph-rsid="0010c2b2"/>
    </style:style>
    <style:style style:name="P6" style:family="paragraph" style:parent-style-name="Text_20_body">
      <style:text-properties officeooo:rsid="00112ad1" officeooo:paragraph-rsid="00112ad1"/>
    </style:style>
    <style:style style:name="P7" style:family="paragraph" style:parent-style-name="Text_20_body">
      <style:text-properties officeooo:rsid="0012ce5f" officeooo:paragraph-rsid="0012ce5f"/>
    </style:style>
    <style:style style:name="P8" style:family="paragraph" style:parent-style-name="Title">
      <style:text-properties officeooo:rsid="000ee12b" officeooo:paragraph-rsid="000ee12b"/>
    </style:style>
    <style:style style:name="P9" style:family="paragraph" style:parent-style-name="Standard" style:list-style-name="L1">
      <style:text-properties officeooo:rsid="0010c2b2" officeooo:paragraph-rsid="0010c2b2"/>
    </style:style>
    <style:style style:name="P10" style:family="paragraph" style:parent-style-name="Text_20_body">
      <style:text-properties officeooo:rsid="0012624e" officeooo:paragraph-rsid="0014bc57"/>
    </style:style>
    <style:style style:name="P11" style:family="paragraph" style:parent-style-name="Text_20_body">
      <style:text-properties officeooo:rsid="0012ce5f" officeooo:paragraph-rsid="0012ce5f"/>
    </style:style>
    <style:style style:name="P12" style:family="paragraph" style:parent-style-name="Text_20_body">
      <style:text-properties style:font-name="Liberation Sans" fo:font-size="14pt" officeooo:rsid="00156bac" officeooo:paragraph-rsid="0014bc57" style:font-name-asian="Noto Sans CJK SC Regular" style:font-size-asian="14pt" style:font-name-complex="FreeSans" style:font-size-complex="14pt"/>
    </style:style>
    <style:style style:name="P13" style:family="paragraph" style:parent-style-name="Text_20_body">
      <style:text-properties style:font-name="Liberation Sans" fo:font-size="14pt" officeooo:rsid="0015cc40" officeooo:paragraph-rsid="0015cc40" style:font-name-asian="Noto Sans CJK SC Regular" style:font-size-asian="14pt" style:font-name-complex="FreeSans" style:font-size-complex="14pt"/>
    </style:style>
    <style:style style:name="P14" style:family="paragraph" style:parent-style-name="Text_20_body">
      <style:text-properties officeooo:rsid="001572af" officeooo:paragraph-rsid="001572af"/>
    </style:style>
    <style:style style:name="P15" style:family="paragraph" style:parent-style-name="Text_20_body">
      <style:text-properties officeooo:rsid="0015cc40" officeooo:paragraph-rsid="00169203"/>
    </style:style>
    <style:style style:name="P16" style:family="paragraph" style:parent-style-name="Heading_20_2">
      <style:text-properties officeooo:rsid="00112ad1" officeooo:paragraph-rsid="00112ad1"/>
    </style:style>
    <style:style style:name="T1" style:family="text">
      <style:text-properties officeooo:rsid="0010c2b2"/>
    </style:style>
    <style:style style:name="T2" style:family="text">
      <style:text-properties officeooo:rsid="00112ad1"/>
    </style:style>
    <style:style style:name="T3" style:family="text">
      <style:text-properties fo:font-weight="bold" style:font-weight-asian="bold" style:font-weight-complex="bold"/>
    </style:style>
    <style:style style:name="T4" style:family="text">
      <style:text-properties officeooo:rsid="0012ce5f"/>
    </style:style>
    <style:style style:name="T5" style:family="text">
      <style:text-properties officeooo:rsid="001382fd"/>
    </style:style>
    <style:style style:name="T6" style:family="text">
      <style:text-properties officeooo:rsid="0014bc57"/>
    </style:style>
    <style:style style:name="T7" style:family="text">
      <style:text-properties officeooo:rsid="00156bac"/>
    </style:style>
    <style:style style:name="T8" style:family="text">
      <style:text-properties officeooo:rsid="00161d76"/>
    </style:style>
    <style:style style:name="T9" style:family="text">
      <style:text-properties officeooo:rsid="0016920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apport de modal</text:p>
      <text:p text:style-name="P5">Nous sommes membres du bureau de la chorale de Polytechnique. Ce binet se réunit tous les mercredi soir pour répéter des œuvres classiques sous la direction de Patrice Holiner, Directeur Musical de l’école. Nous avons profité de ce modal Web pour refaire peau neuve au site officiel de l’Ensemble Vocal.</text:p>
      <text:h text:style-name="Heading_20_2" text:outline-level="2">Raisons d’être du site de la Chorale</text:h>
      <text:p text:style-name="P1">Le site web de la Chorale sert principalement à trois choses :</text:p>
      <text:list xml:id="list2039522102012780839" text:style-name="L1">
        <text:list-item>
          <text:p text:style-name="P9">visibilité <text:span text:style-name="T6">de l’Ensemble Vocal</text:span></text:p>
        </text:list-item>
        <text:list-item>
          <text:p text:style-name="P9">permettre les réservations pour les concerts</text:p>
        </text:list-item>
        <text:list-item>
          <text:p text:style-name="P9">héberger une galerie photo</text:p>
        </text:list-item>
      </text:list>
      <text:p text:style-name="Heading">Visibilité</text:p>
      <text:p text:style-name="Text_20_body"><text:span text:style-name="T1">Le site </text:span>est tout d’abord le site façade de l’Ensemble Vocal et donne des renseignements sur l’historique du binet et les façons de nous contacter.</text:p>
      <text:p text:style-name="P2">Réservation</text:p>
      <text:p text:style-name="P1">Grâce aux fonctionnalités de la billetterie Lydia, le site permet à l’utilisateur de <text:span text:style-name="T3">réserver et payer ses places pour le prochain concert</text:span>. C’est une fonctionnalité très importante pour le binet : les <text:bookmark-start text:name="__DdeLink__6_623958731"/>réservations<text:bookmark-end text:name="__DdeLink__6_623958731"/> ayant été pour le moment gérées uniquement par téléphone, <text:span text:style-name="T2">par </text:span>mail ou sur l’ancien site web qui nécessitait d’envoyer manuellement un mail de confirmation <text:span text:style-name="T2">au client. En plus du temps que cela prenait pour gérer les réservations avant le concert, le payement s’effectuait sur place le jour du concert et une partie des personnes ayant réservé ne se présentaient pas.</text:span></text:p>
      <text:p text:style-name="P3">Galerie photo</text:p>
      <text:p text:style-name="P6">La présence d’une jolie galerie photo participe à l’objectif de visibilité de la chorale.</text:p>
      <text:h text:style-name="P16" text:outline-level="2">Implémentation des fonctionnalités principales</text:h>
      <text:p text:style-name="P10">Nous avons essayé de rendre une bonne partie du site facilement modifiable pour les bureaux futurs. <text:s/>Ainsi, malgré le fait que le site soit destiné à être entièrement public, nous avons mis un formulaire de connexion (petit cadenas dans le menu en haut à droite). Il ne possédera qu’un seul utilisateur : l’administrateur et débloquera sur les différentes pages du site plusieurs outils <text:span text:style-name="T6">d’administration. En plus de cela et parce que nous savons que nous ne sommes pas à l’abri de bugs, de fonctionnalités mal pensées, de goûts futurs différents en terme de mise en page, de volonté rajouter des fonctionnalités ou de changer du contenu écrit en dur, nous avons fait en sorte d’écrire un code le plus lisible et rangé possible.</text:span></text:p>
      <text:p text:style-name="P10">Passons en revue les fonctionnalités principales du site :</text:p>
      <text:p text:style-name="P3">Template générale</text:p>
      <text:p text:style-name="P6">La mise est forme du site web est c<text:span text:style-name="T4">odée</text:span> avec Bootstrap. Rien de particulier de ce côté-là.</text:p>
      <text:p text:style-name="P4"><text:soft-page-break/>Onglet <text:bookmark-start text:name="__DdeLink__8_623958731"/>concerts<text:bookmark-end text:name="__DdeLink__8_623958731"/></text:p>
      <text:p text:style-name="P7">blablabla</text:p>
      <text:p text:style-name="P4">Galerie photo</text:p>
      <text:p text:style-name="P7">Après avoir commencé à coder une galerie photo avec Bootstrap, nous avons découvert la librairie UniteGallery permettant une expérience utilisateur très agréable. Les photos sont rangées par album et apparaissent en plus gros lorsque l’on clique dessus.</text:p>
      <text:p text:style-name="P7">En tant qu’administrateur, les bureaux successifs pourront ajouter ou supprimer des albums, et ajouter des photos au sein de ces albums grâce à des formulaires accessibles uniquement pour un utilisateur connecté. <text:span text:style-name="T5">Le dialogue s’effectue avec le site web au moyen de la base de données qui contient un champ « albums » ainsi qu’un champ « photos » liés par la clé étrangère album.id=photos.id_album. Le champ « album » référence tous les albums photos et les principales informations (date, lieu, descriptions…). Le champ « photos » liste toutes les photos qui sont rangées dans le dossier « pictures » du site web.</text:span></text:p>
      <text:p text:style-name="P12">Réservation</text:p>
      <text:p text:style-name="Text_20_body"><text:span text:style-name="T7">Pour les réservation des concerts, comme nous l’avons déjà précisé, le site précédent implémentait tout un outil de gestion des inscriptions. Les réservations étaient exportées dans une base de données et visibles dans un tableau sur le site en mode administrateur. Les deux défauts de cette implémentation étaient de ne pas envoyer de confirmation automatique par mail et de ne pas permettre les payements. </text:span>La question s’est posée <text:span text:style-name="T7">de faire une fonctionnalité de gestion des réservations similaires, en intégrant un moyen de payement, en l’occurence Lydia, via l’API qu’elle fournit à ses clients. Mais en discutant avec une employée de Lydia, nous avons finalement décidé de nous servir des fonctionnalités de billetterie directement fournies par la start-up, incluant le formulaire de réservation, le payement par carte, l’émission de billets et un tableau de gestion des réservations beaucoup plus performant que tout ce que nous aurions jamais pu mettre en place dans le temps imparti. </text:span></text:p>
      <text:p text:style-name="P14">La gestion des réservations peut se faire donc via Lydia, dont la billetterie est intégré en Iframe sur notre site (si il y a un concert en cours).</text:p>
      <text:p text:style-name="P13">Autres champs dynamiques</text:p>
      <text:p text:style-name="P15">Nous avons aussi permis à nos successeurs une mise à jour du nom, de la promotion et de la photo de groupe des membres du bureau via l’administration du site. Cela se passe dans l’onglet « membres du bureau », uniquement accessible en tant qu’administrateur. On peut ici renseigner les informations sur le nouveau bureau. <text:span text:style-name="T9">Le formulaire est transmis à une base de donnée basique (champ « bureaux »).</text:span></text:p>
      <text:p text:style-name="P15">Ces infos sont utilisées à deux endroits dans le site : la page de présentation de la chorale <text:span text:style-name="T8">(listing des membres et promotion du bureau actuel)</text:span> <text:span text:style-name="T8">et les informations pratiques (promotion et photo du burea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15:57:35.758243723</meta:creation-date>
    <dc:date>2018-04-05T03:22:49.666325638</dc:date>
    <meta:editing-duration>PT25M26S</meta:editing-duration>
    <meta:editing-cycles>7</meta:editing-cycles>
    <meta:generator>LibreOffice/5.1.6.2$Linux_X86_64 LibreOffice_project/10m0$Build-2</meta:generator>
    <meta:document-statistic meta:table-count="0" meta:image-count="0" meta:object-count="0" meta:page-count="2" meta:paragraph-count="29" meta:word-count="814" meta:character-count="4986" meta:non-whitespace-character-count="4202"/>
  </office:meta>
</office:document-meta>
</file>